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36:49.1189973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4.2.0.0.alpha1$Linux_X86_64 LibreOffice_project/73c5e9824690b2fc38976d5e53e1fd10a16dc47b</meta:generator>
  </office:meta>
</office:document-meta>
</file>